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Roboto" svg:font-family="Roboto, 'Helvetica Neue', Helvetica, Helvetica, Arial, sans-serif"/>
    <style:font-face style:name="monospace" svg:font-family="monospace, monospace"/>
    <style:font-face style:name="q serif" svg:font-family="'q serif', Georgia, Times, 'Times New Roman', 'Hiragino Kaku Gothic Pro', Meiryo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a3a3a" style:font-name="Roboto" fo:font-size="15pt" fo:letter-spacing="normal" fo:font-style="normal" fo:font-weight="normal"/>
    </style:style>
    <style:style style:name="P2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a3a3a" style:font-name="Roboto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q serif" fo:font-size="11.25pt" fo:letter-spacing="normal" fo:font-style="normal" fo:font-weight="bold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q serif" fo:font-size="11.2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REST API defines a set of functions which developers can perform requests and receive responses via HTTP protocol such as GET and POST.</text:p>
      <text:p text:style-name="P1"/>
      <text:p text:style-name="P1"><text:span text:style-name="Strong_20_Emphasis"><text:span text:style-name="T1">it’s a requirement of a REST API that the client and server are independent of each other</text:span></text:span></text:p>
      <text:p text:style-name="P1"/>
      <text:p text:style-name="P1">An API can be considered “RESTful” if it has the following features</text:p>
      <text:p text:style-name="P1"/>
      <text:list xml:id="list2258261896" text:style-name="L1">
        <text:list-item>
          <text:p text:style-name="P2">The client handles the front end the server handles the backend and can both be replaced independently of each other.</text:p>
        </text:list-item>
      </text:list>
      <text:p text:style-name="P1"/>
      <text:list xml:id="list175048353758911" text:continue-numbering="true" text:style-name="L1">
        <text:list-item>
          <text:p text:style-name="P2">No client data is stored on the server between requests and session state is stored on the client.</text:p>
          <text:p text:style-name="P2"/>
        </text:list-item>
        <text:list-item>
          <text:p text:style-name="P2">Clients can cache response (just like browsers caching static elements of a web page) to improve performance.</text:p>
        </text:list-item>
      </text:list>
      <text:p text:style-name="P1"/>
      <text:p text:style-name="P3">What is Postman ?</text:p>
      <text:list xml:id="list1045177540" text:style-name="L2">
        <text:list-item>
          <text:p text:style-name="P4">It is an application for testing the APIs.</text:p>
        </text:list-item>
        <text:list-item>
          <text:p text:style-name="P4">It acts as a client while testing the application developed in RESTful state.</text:p>
        </text:list-item>
        <text:list-item>
          <text:p text:style-name="P4">You can create an environment, write test cases, share APIs,etc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Roboto" svg:font-family="Roboto, 'Helvetica Neue', Helvetica, Helvetica, Arial, sans-serif"/>
    <style:font-face style:name="monospace" svg:font-family="monospace, monospace"/>
    <style:font-face style:name="q serif" svg:font-family="'q serif', Georgia, Times, 'Times New Roman', 'Hiragino Kaku Gothic Pro', Meiryo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36:13.675583430</meta:creation-date>
    <dc:date>2019-04-12T17:50:47.700619671</dc:date>
    <meta:editing-duration>PT3H1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50" meta:character-count="824" meta:non-whitespace-character-count="691"/>
  </office:meta>
</office:document-meta>
</file>